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style:font-name="Times" officeooo:rsid="002004b3" officeooo:paragraph-rsid="002004b3"/>
    </style:style>
    <style:style style:name="P7" style:family="paragraph" style:parent-style-name="Standard">
      <style:text-properties style:font-name="Times" officeooo:rsid="002042a3" officeooo:paragraph-rsid="002042a3"/>
    </style:style>
    <style:style style:name="P8" style:family="paragraph" style:parent-style-name="Standard">
      <style:text-properties style:font-name="Times" officeooo:rsid="002042a3" officeooo:paragraph-rsid="0022e3dd"/>
    </style:style>
    <style:style style:name="P9" style:family="paragraph" style:parent-style-name="Standard">
      <style:text-properties style:font-name="Times" officeooo:rsid="002434ee" officeooo:paragraph-rsid="002434ee"/>
    </style:style>
    <style:style style:name="P10" style:family="paragraph" style:parent-style-name="Standard">
      <style:text-properties style:font-name="Times" officeooo:rsid="00260e3c" officeooo:paragraph-rsid="002042a3"/>
    </style:style>
    <style:style style:name="P11" style:family="paragraph" style:parent-style-name="Standard">
      <style:text-properties style:font-name="Times" officeooo:rsid="00260e3c" officeooo:paragraph-rsid="00260e3c"/>
    </style:style>
    <style:style style:name="P12" style:family="paragraph" style:parent-style-name="Standard">
      <style:text-properties style:font-name="Times" officeooo:rsid="0027502c" officeooo:paragraph-rsid="0027502c"/>
    </style:style>
    <style:style style:name="P13" style:family="paragraph" style:parent-style-name="Standard">
      <style:text-properties style:font-name="Times" officeooo:rsid="002cb06f" officeooo:paragraph-rsid="0037d0c0"/>
    </style:style>
    <style:style style:name="P14" style:family="paragraph" style:parent-style-name="Standard">
      <style:text-properties style:font-name="Times" officeooo:rsid="002de393" officeooo:paragraph-rsid="002de393"/>
    </style:style>
    <style:style style:name="P15" style:family="paragraph" style:parent-style-name="Standard">
      <style:text-properties style:font-name="Times" officeooo:rsid="0030c657" officeooo:paragraph-rsid="0030c657"/>
    </style:style>
    <style:style style:name="P16" style:family="paragraph" style:parent-style-name="Standard">
      <style:text-properties style:font-name="Times" officeooo:rsid="0033ba31" officeooo:paragraph-rsid="0033ba31"/>
    </style:style>
    <style:style style:name="P17" style:family="paragraph" style:parent-style-name="Standard">
      <style:text-properties style:font-name="Times" officeooo:rsid="0035438b" officeooo:paragraph-rsid="0035438b"/>
    </style:style>
    <style:style style:name="P18" style:family="paragraph" style:parent-style-name="Standard">
      <style:text-properties style:font-name="Times" officeooo:rsid="0037063a" officeooo:paragraph-rsid="0037063a"/>
    </style:style>
    <style:style style:name="P19" style:family="paragraph" style:parent-style-name="Standard">
      <style:text-properties style:font-name="Times" officeooo:rsid="0038a2a5" officeooo:paragraph-rsid="0038a2a5"/>
    </style:style>
    <style:style style:name="P20" style:family="paragraph" style:parent-style-name="Standard">
      <style:text-properties style:font-name="Times" officeooo:rsid="003a9488" officeooo:paragraph-rsid="003a9488"/>
    </style:style>
    <style:style style:name="P21" style:family="paragraph" style:parent-style-name="Standard">
      <style:text-properties style:font-name="Times" officeooo:rsid="003ae23f" officeooo:paragraph-rsid="002042a3"/>
    </style:style>
    <style:style style:name="P22" style:family="paragraph" style:parent-style-name="Standard">
      <style:text-properties style:font-name="Times" officeooo:rsid="003ccde7" officeooo:paragraph-rsid="003ccde7"/>
    </style:style>
    <style:style style:name="P23" style:family="paragraph" style:parent-style-name="Standard">
      <style:text-properties fo:color="#800000" style:font-name="Times" officeooo:rsid="000a2d5b" officeooo:paragraph-rsid="00110899"/>
    </style:style>
    <style:style style:name="P24" style:family="paragraph" style:parent-style-name="Standard">
      <style:text-properties fo:color="#000000" style:font-name="Times" officeooo:rsid="000a2d5b" officeooo:paragraph-rsid="000a2d5b"/>
    </style:style>
    <style:style style:name="P25" style:family="paragraph" style:parent-style-name="Standard">
      <style:text-properties fo:color="#000000" style:font-name="Times" officeooo:rsid="000d9b9b" officeooo:paragraph-rsid="000d9b9b"/>
    </style:style>
    <style:style style:name="P26" style:family="paragraph" style:parent-style-name="Standard">
      <style:text-properties fo:color="#000000" style:font-name="Times" officeooo:rsid="000d9b9b" officeooo:paragraph-rsid="00110899"/>
    </style:style>
    <style:style style:name="P27" style:family="paragraph" style:parent-style-name="Standard">
      <style:text-properties fo:color="#000000" style:font-name="Times" officeooo:rsid="0014e0da" officeooo:paragraph-rsid="0014e0da"/>
    </style:style>
    <style:style style:name="P28" style:family="paragraph" style:parent-style-name="Standard">
      <style:text-properties fo:color="#000000" style:font-name="Times" officeooo:rsid="0015eb7d" officeooo:paragraph-rsid="0015eb7d"/>
    </style:style>
    <style:style style:name="P29"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30"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2a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24"><text:span text:style-name="T4">48</text:span>: Marangoni with substrate, 1nm, start cp right away<text:span text:style-name="T6">(this is done by setting init_stability to 1 in initialization)</text:span>. <text:span text:style-name="T10">Got results.</text:span></text:p>
      <text:p text:style-name="P24"/>
      <text:p text:style-name="P25">49: more elements for 10nm, no substrate, dtmin=1e-8. <text:span text:style-name="T8">As low as dt=6e-7, very slow. Killed at angle 49.81. should be the same as 51(same condition except mesh).</text:span></text:p>
      <text:p text:style-name="P25"/>
      <text:p text:style-name="P25"><text:span text:style-name="T4">50:</text:span> no Marangoni, 10nm. <text:span text:style-name="T9">Stopped at angle 7.5.</text:span></text:p>
      <text:p text:style-name="P23"/>
      <text:p text:style-name="P26"><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26"/>
      <text:p text:style-name="P27"><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27"/>
      <text:p text:style-name="P28">53: same with 52 except 100nm. <text:s/><text:span text:style-name="T12">diverged at angle 48.98.</text:span></text:p>
      <text:p text:style-name="P30"/>
      <text:p text:style-name="P29">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5">54: normal conditions with 100nm.<text:span text:style-name="T13"> totally diverged.</text:span></text:p>
      <text:p text:style-name="P5"/>
      <text:p text:style-name="P6">55: 100nm, no Marangoni. <text:s/><text:span text:style-name="T15">stopped at angle 43.38, cp at CL&amp;surface got too high, especially at CL: 6e4. Cp=130 emerged first at angle 49.1.</text:span></text:p>
      <text:p text:style-name="P6"/>
      <text:p text:style-name="P6"><text:span text:style-name="T4">56</text:span>: 10nm, <text:span text:style-name="T16">no </text:span>Maran. <text:span text:style-name="T5">Tells us when maximum packing is reached</text:span><text:span text:style-name="T16">. Cp=130 emerged first at angle 37.</text:span></text:p>
      <text:p text:style-name="P6"/>
      <text:p text:style-name="P8">57: 10nm, Marangoni. <text:span text:style-name="T13">stopped at angle 13 due to precision (diverge and then converge when repeating </text:span><text:soft-page-break/><text:span text:style-name="T13">for many times, so I want to change the flag.)</text:span></text:p>
      <text:p text:style-name="P7"/>
      <text:p text:style-name="P11"><text:span text:style-name="T4">58:</text:span> 1nm, no Maran. <text:span text:style-name="T22">Converged till angle 6.5.</text:span></text:p>
      <text:p text:style-name="P11"/>
      <text:p text:style-name="P9">5<text:span text:style-name="T18">9</text:span>: 1nm, Marangoni, substrate.<text:span text:style-name="T21"> killed. See 59_2</text:span></text:p>
      <text:p text:style-name="P13">59_2: <text:span text:style-name="T17">1nm, Marangoni, substrate. </text:span><text:s/><text:span text:style-name="T25">got results. Stopped at angle 7.8 because ”too many files open”, so it could have been continuing.</text:span></text:p>
      <text:p text:style-name="P9"/>
      <text:p text:style-name="P14">change graph to plot cp_normalized. <text:span text:style-name="T23">run to check. Work well.</text:span></text:p>
      <text:p text:style-name="P7"/>
      <text:p text:style-name="P15">60: 100nm, Marangoni, NEL15, <text:span text:style-name="T24">no substrate. <text:s/>stopped because of “too many files open”(code error). </text:span><text:span text:style-name="T26">Still need to organize the dynamics.dat to see what happened before stop.</text:span></text:p>
      <text:p text:style-name="P15"/>
      <text:p text:style-name="P16">some simulation diverge and then converge.</text:p>
      <text:p text:style-name="P16">change diverge flag so that if the repeated timestep converges, continue to next timestep.</text:p>
      <text:p text:style-name="P10"/>
      <text:p text:style-name="P17">Rerun 1nm, 10nm, M, nM</text:p>
      <text:p text:style-name="P17"/>
      <text:p text:style-name="P17"/>
      <text:p text:style-name="P18">61: 1nm, no Maran.<text:span text:style-name="T27">[1]</text:span></text:p>
      <text:p text:style-name="P18"/>
      <text:p text:style-name="P20">62: 10nm, noMaran. [4]</text:p>
      <text:p text:style-name="P20"/>
      <text:p text:style-name="P20">63: 1nm, Maran. [2]</text:p>
      <text:p text:style-name="P20"/>
      <text:p text:style-name="P20">64: 10nm, Maran. [3]</text:p>
      <text:p text:style-name="P17"/>
      <text:p text:style-name="P10"/>
      <text:p text:style-name="P19">if 100nm wont work, increase the humidity to reduce evaporation speed.</text:p>
      <text:p text:style-name="P19"/>
      <text:p text:style-name="P12">then compare if the time to reach maximum packing is postponed with Marangoni</text:p>
      <text:p text:style-name="P12"/>
      <text:p text:style-name="P7"/>
      <text:p text:style-name="P21">65: 10nm, no Maran, radial_cp_accumulation, <text:span text:style-name="T28">start cal from angle 33 <text:s text:c="2"/>[1]</text:span></text:p>
      <text:p text:style-name="P22">66: 10nm, Maran, radial_cp_accumulation, start cal from angle 16 <text:s text:c="4"/><text:span text:style-name="T29">[2]</text:span></text:p>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text:soft-page-break/></text:p>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26T23:32:03.251670672</dc:date>
    <dc:creator>Lihui Wang</dc:creator>
    <meta:editing-duration>P14DT1H54M50S</meta:editing-duration>
    <meta:editing-cycles>36</meta:editing-cycles>
    <meta:generator>LibreOffice/4.3.7.2$Linux_X86_64 LibreOffice_project/430$Build-2</meta:generator>
    <meta:document-statistic meta:table-count="0" meta:image-count="0" meta:object-count="0" meta:page-count="7" meta:paragraph-count="126" meta:word-count="2077" meta:character-count="12490" meta:non-whitespace-character-count="10525"/>
  </office:meta>
</office:document-meta>
</file>